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nl" fo:country="BE"/>
    </style:style>
    <style:style style:name="P2" style:family="paragraph" style:parent-style-name="Standard" style:list-style-name="WW8Num1">
      <style:text-properties fo:language="nl" fo:country="BE" fo:background-color="#00ff00"/>
    </style:style>
    <style:style style:name="P3" style:family="paragraph" style:parent-style-name="Standard" style:list-style-name="WW8Num1">
      <style:text-properties fo:language="nl" fo:country="BE"/>
    </style:style>
    <style:style style:name="P4" style:family="paragraph" style:parent-style-name="Standard" style:list-style-name="WW8Num1"/>
    <style:style style:name="P5" style:family="paragraph" style:parent-style-name="Heading_20_1" style:master-page-name="Standard">
      <style:paragraph-properties style:page-number="auto"/>
      <style:text-properties fo:language="nl" fo:country="BE"/>
    </style:style>
    <style:style style:name="T1" style:family="text">
      <style:text-properties fo:language="nl" fo:country="BE"/>
    </style:style>
    <style:style style:name="T2" style:family="text">
      <style:text-properties fo:language="nl" fo:country="BE" fo:background-color="#00ff00"/>
    </style:style>
    <style:style style:name="T3" style:family="text">
      <style:text-properties fo:language="nl" fo:country="BE" fo:font-style="italic" style:font-style-asian="italic" fo:background-color="#00ff00"/>
    </style:style>
    <style:style style:name="T4" style:family="text">
      <style:text-properties fo:background-color="#00ff00"/>
    </style:style>
    <style:style style:name="T5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aamwerk</text:h>
      <text:p text:style-name="P1"/>
      <text:list xml:id="list1808294432" text:style-name="WW8Num1">
        <text:list-item>
          <text:p text:style-name="P2">Woord vooraf</text:p>
        </text:list-item>
        <text:list-item>
          <text:p text:style-name="P3">Inhoudsopgave</text:p>
        </text:list-item>
        <text:list-item>
          <text:p text:style-name="P3">Lijst van illustraties</text:p>
        </text:list-item>
        <text:list-item>
          <text:p text:style-name="P3">Verklarende woordenlijst</text:p>
        </text:list-item>
        <text:list-item>
          <text:p text:style-name="P2">Abstract</text:p>
        </text:list-item>
        <text:list-item>
          <text:p text:style-name="P2">inleiding</text:p>
          <text:list>
            <text:list-item>
              <text:p text:style-name="P2">situering</text:p>
            </text:list-item>
            <text:list-item>
              <text:p text:style-name="P2">probleemstelling</text:p>
            </text:list-item>
            <text:list-item>
              <text:p text:style-name="P2">doelstelling</text:p>
            </text:list-item>
            <text:list-item>
              <text:p text:style-name="P2">methode</text:p>
            </text:list-item>
          </text:list>
        </text:list-item>
        <text:list-item>
          <text:p text:style-name="P2">analyse van ontwerptechnieken</text:p>
          <text:list>
            <text:list-item>
              <text:p text:style-name="P2">Inleiding</text:p>
            </text:list-item>
            <text:list-item>
              <text:p text:style-name="P2">programmeertaal</text:p>
              <text:list>
                <text:list-item>
                  <text:p text:style-name="P2">high-level programmeertaal</text:p>
                  <text:list>
                    <text:list-item>
                      <text:p text:style-name="P2">visual basic .NET</text:p>
                    </text:list-item>
                    <text:list-item>
                      <text:p text:style-name="P2">C++</text:p>
                    </text:list-item>
                    <text:list-item>
                      <text:p text:style-name="P2">C#</text:p>
                    </text:list-item>
                    <text:list-item>
                      <text:p text:style-name="P2">java</text:p>
                    </text:list-item>
                    <text:list-item>
                      <text:p text:style-name="P2">conclusie</text:p>
                    </text:list-item>
                  </text:list>
                </text:list-item>
              </text:list>
            </text:list-item>
            <text:list-item>
              <text:p text:style-name="P2">Programma voorstelling</text:p>
              <text:list>
                <text:list-item>
                  <text:p text:style-name="P2">UML</text:p>
                </text:list-item>
                <text:list-item>
                  <text:p text:style-name="P2">API</text:p>
                </text:list-item>
                <text:list-item>
                  <text:p text:style-name="P4"><text:span text:style-name="T2">Javadoc</text:span></text:p>
                </text:list-item>
              </text:list>
            </text:list-item>
            <text:list-item>
              <text:p text:style-name="P2"><text:soft-page-break/>ontwikkelomgeving</text:p>
            </text:list-item>
            <text:list-item>
              <text:p text:style-name="P2">subversion</text:p>
            </text:list-item>
            <text:list-item>
              <text:p text:style-name="P2">editorkits</text:p>
              <text:list>
                <text:list-item>
                  <text:p text:style-name="P2">JHotDraw</text:p>
                </text:list-item>
                <text:list-item>
                  <text:p text:style-name="P2">Jung</text:p>
                </text:list-item>
                <text:list-item>
                  <text:p text:style-name="P2">Grappa</text:p>
                </text:list-item>
                <text:list-item>
                  <text:p text:style-name="P2">Piccolo</text:p>
                </text:list-item>
                <text:list-item>
                  <text:p text:style-name="P2">Conclusie</text:p>
                </text:list-item>
              </text:list>
            </text:list-item>
            <text:list-item>
              <text:p text:style-name="P2">XML</text:p>
              <text:list>
                <text:list-item>
                  <text:p text:style-name="P2">Parsers</text:p>
                </text:list-item>
                <text:list-item>
                  <text:p text:style-name="P2">Xstream</text:p>
                </text:list-item>
              </text:list>
            </text:list-item>
            <text:list-item>
              <text:p text:style-name="P2">Logger bibliotheek</text:p>
            </text:list-item>
          </text:list>
        </text:list-item>
        <text:list-item>
          <text:p text:style-name="P2">Systeemontwerp</text:p>
          <text:list>
            <text:list-item>
              <text:p text:style-name="P2">Inleiding</text:p>
            </text:list-item>
            <text:list-item>
              <text:p text:style-name="P3">Hoofdvenster</text:p>
            </text:list-item>
            <text:list-item>
              <text:p text:style-name="P4"><text:span text:style-name="T2">Inlezen van gegevens voor modules </text:span><text:span text:style-name="T3">( ook wrm conf modules!! )</text:span></text:p>
              <text:list>
                <text:list-item>
                  <text:p text:style-name="P2">Programma architectuur</text:p>
                </text:list-item>
                <text:list-item>
                  <text:p text:style-name="P2">Modules aanmaken</text:p>
                </text:list-item>
                <text:list-item>
                  <text:p text:style-name="P2">Configuratie modules</text:p>
                </text:list-item>
                <text:list-item>
                  <text:p text:style-name="P4"><text:span text:style-name="T2">Modules </text:span><text:span text:style-name="T3">( ook uitleg over link )</text:span></text:p>
                </text:list-item>
              </text:list>
            </text:list-item>
            <text:list-item>
              <text:p text:style-name="P2">Workspace</text:p>
              <text:list>
                <text:list-item>
                  <text:p text:style-name="P2">Programma architectuur</text:p>
                </text:list-item>
                <text:list-item>
                  <text:p text:style-name="P2">Tekenen van een schakeling</text:p>
                </text:list-item>
              </text:list>
            </text:list-item>
            <text:list-item>
              <text:p text:style-name="P2">De simulatie</text:p>
              <text:list>
                <text:list-item>
                  <text:p text:style-name="P2">Programma architectuur</text:p>
                </text:list-item>
                <text:list-item>
                  <text:p text:style-name="P2">Bediening</text:p>
                </text:list-item>
                <text:list-item>
                  <text:p text:style-name="P2"><text:soft-page-break/>Grafische output</text:p>
                </text:list-item>
                <text:list-item>
                  <text:p text:style-name="P2">Verwerking via events</text:p>
                </text:list-item>
                <text:list-item>
                  <text:p text:style-name="P2">logboek</text:p>
                </text:list-item>
              </text:list>
            </text:list-item>
            <text:list-item>
              <text:p text:style-name="P2">extra functionaliteiten</text:p>
              <text:list>
                <text:list-item>
                  <text:p text:style-name="P2">opslaan / opslaan als</text:p>
                </text:list-item>
                <text:list-item>
                  <text:p text:style-name="P2">laden</text:p>
                </text:list-item>
              </text:list>
            </text:list-item>
          </text:list>
        </text:list-item>
        <text:list-item>
          <text:p text:style-name="P2">toevoegen van een module</text:p>
        </text:list-item>
        <text:list-item>
          <text:p text:style-name="P2">besluit</text:p>
        </text:list-item>
        <text:list-item>
          <text:p text:style-name="P4"><text:span text:style-name="T2">literatuurlijst</text:span></text:p>
        </text:list-item>
        <text:list-item>
          <text:p text:style-name="P3">bijlagen</text:p>
          <text:list>
            <text:list-item>
              <text:p text:style-name="P2">modules</text:p>
            </text:list-item>
            <text:list-item>
              <text:p text:style-name="P2">sjabloon voor een XML bestand</text:p>
            </text:list-item>
            <text:list-item>
              <text:p text:style-name="P2">sjabloon voor configuratie bestand</text:p>
            </text:list-item>
            <text:list-item>
              <text:p text:style-name="P2">sjabloon voor javabestand van een module</text:p>
            </text:list-item>
            <text:list-item>
              <text:p text:style-name="P4"><text:span text:style-name="T1">de tijdsafhankelijke modules</text:span></text:p>
            </text:list-item>
            <text:list-item>
              <text:p text:style-name="P2">foutmelding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1z0" style:family="text">
      <style:text-properties fo:language="nl" fo:country="BE" fo:background-color="#00ff00"/>
    </style:style>
    <style:style style:name="WW8Num1z1" style:family="text">
      <style:text-properties fo:language="nl" fo:country="BE" fo:font-style="italic" style:font-style-asian="italic" fo:background-color="#00ff00"/>
    </style:style>
    <style:style style:name="WW8Num1z2" style:family="text">
      <style:text-properties fo:language="nl" fo:country="BE" fo:font-style="italic" style:font-style-asian="italic" fo:background-color="#00ff00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amwerk</dc:title>
    <meta:initial-creator>mitch</meta:initial-creator>
    <meta:creation-date>2008-03-31T15:21:00</meta:creation-date>
    <dc:creator>mitch</dc:creator>
    <dc:date>2008-05-26T09:27:00</dc:date>
    <meta:editing-cycles>80</meta:editing-cycles>
    <meta:editing-duration>PT4H17M</meta:editing-duration>
    <meta:document-statistic meta:table-count="0" meta:image-count="0" meta:object-count="0" meta:page-count="3" meta:paragraph-count="66" meta:word-count="191" meta:character-count="1129" meta:non-whitespace-character-count="1069"/>
    <meta:generator>LibreOffice/5.3.3.2$Linux_X86_64 LibreOffice_project/30m0$Build-2</meta:generator>
  </office:meta>
</office:document-meta>
</file>